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.2154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2.0547in"/>
    </style:style>
    <style:style style:name="co4" style:family="table-column">
      <style:table-column-properties fo:break-before="auto" style:column-width="1.5819in"/>
    </style:style>
    <style:style style:name="co5" style:family="table-column">
      <style:table-column-properties fo:break-before="auto" style:column-width="3.0283in"/>
    </style:style>
    <style:style style:name="co6" style:family="table-column">
      <style:table-column-properties fo:break-before="auto" style:column-width="1.5339in"/>
    </style:style>
    <style:style style:name="co7" style:family="table-column">
      <style:table-column-properties fo:break-before="auto" style:column-width="0.6661in"/>
    </style:style>
    <style:style style:name="co8" style:family="table-column">
      <style:table-column-properties fo:break-before="auto" style:column-width="0.974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3228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ta1" style:family="table" style:master-page-name="PageStyle_5f_DATE_20__28_24-12-01_29_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972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5eb91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35691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n-Compliant&quot;" style:apply-style-name="ConditionalStyle_5f_1" style:base-cell-address="'2025-02-11'.D7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n-Compliant&quot;" style:apply-style-name="ConditionalStyle_5f_1" style:base-cell-address="'2025-02-11'.D7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n-Compliant&quot;" style:apply-style-name="ConditionalStyle_5f_1" style:base-cell-address="'2025-02-11'.D7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ackground-color="#dee6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ackground-color="#dee6e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n-Compliant&quot;" style:apply-style-name="ConditionalStyle_5f_1" style:base-cell-address="'2025-02-11'.D7"/>
    </style:style>
    <style:style style:name="ce38" style:family="table-cell" style:parent-style-name="Default">
      <style:table-cell-properties fo:border-bottom="0.74pt solid #000000" fo:background-color="#dee6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n-Compliant&quot;" style:apply-style-name="ConditionalStyle_5f_1" style:base-cell-address="'2025-02-11'.D7"/>
    </style:style>
    <style:style style:name="ce39" style:family="table-cell" style:parent-style-name="Default">
      <style:table-cell-properties fo:background-color="#dee6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n-Compliant&quot;" style:apply-style-name="ConditionalStyle_5f_1" style:base-cell-address="'2025-02-11'.D7"/>
    </style:style>
    <style:style style:name="ce40" style:family="table-cell" style:parent-style-name="Default">
      <style:table-cell-properties fo:background-color="#dee6e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dee6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ackground-color="#dee6e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none" fo:background-color="#dee6e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n-Compliant&quot;" style:apply-style-name="ConditionalStyle_5f_1" style:base-cell-address="'2025-02-11_(COPY)'.D7"/>
    </style:style>
    <style:style style:name="ce9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n-Compliant&quot;" style:apply-style-name="ConditionalStyle_5f_1" style:base-cell-address="'2025-02-11_(COPY)'.D7"/>
    </style:style>
    <style:style style:name="ce9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n-Compliant&quot;" style:apply-style-name="ConditionalStyle_5f_1" style:base-cell-address="'2025-02-11_(COPY)'.D7"/>
    </style:style>
    <style:style style:name="ce92" style:family="table-cell" style:parent-style-name="Default">
      <style:table-cell-properties fo:background-color="#dee6e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n-Compliant&quot;" style:apply-style-name="ConditionalStyle_5f_1" style:base-cell-address="'2025-02-11_(COPY)'.D7"/>
    </style:style>
    <style:style style:name="ce93" style:family="table-cell" style:parent-style-name="Default">
      <style:table-cell-properties fo:border-bottom="0.74pt solid #000000" fo:background-color="#dee6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n-Compliant&quot;" style:apply-style-name="ConditionalStyle_5f_1" style:base-cell-address="'2025-02-11_(COPY)'.D7"/>
    </style:style>
    <style:style style:name="ce94" style:family="table-cell" style:parent-style-name="Default">
      <style:table-cell-properties fo:background-color="#dee6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n-Compliant&quot;" style:apply-style-name="ConditionalStyle_5f_1" style:base-cell-address="'2025-02-11_(COPY)'.D7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2025-02-11'.D7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2025-02-11'.F7">
          <table:error-message table:message-type="stop" table:display="true"/>
        </table:content-validation>
      </table:content-validations>
      <table:table table:name="2025-02-1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19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 table:number-columns-spanned="1" table:number-rows-spanned="6">
            <text:p>Spec</text:p>
          </table:table-cell>
          <table:table-cell table:style-name="ce1" office:value-type="string" calcext:value-type="string" table:number-columns-spanned="1" table:number-rows-spanned="6">
            <text:p>Requirement </text:p>
          </table:table-cell>
          <table:table-cell table:style-name="ce1" office:value-type="string" calcext:value-type="string" table:number-columns-spanned="1" table:number-rows-spanned="6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19"/>
          <table:table-cell table:style-name="ce7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19"/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20" office:value-type="string" calcext:value-type="string" table:number-columns-spanned="1" table:number-rows-spanned="3">
            <text:p>Name:</text:p>
          </table:table-cell>
          <table:table-cell table:style-name="ce30" office:value-type="string" calcext:value-type="string" table:number-columns-spanned="1" table:number-rows-spanned="3">
            <text:p>Jasouki</text:p>
          </table:table-cell>
          <table:table-cell table:style-name="ce35" office:value-type="string" calcext:value-type="string" table:number-columns-spanned="1" table:number-rows-spanned="3">
            <text:p>Name:</text:p>
          </table:table-cell>
          <table:table-cell table:style-name="ce44" office:value-type="string" calcext:value-type="string" table:number-columns-spanned="1" table:number-rows-spanned="3">
            <text:p>TechChariot</text:p>
          </table:table-cell>
          <table:table-cell table:number-columns-repeated="1017"/>
        </table:table-row>
        <table:table-row table:style-name="ro1">
          <table:covered-table-cell table:number-columns-repeated="3" table:style-name="ce2"/>
          <table:covered-table-cell table:style-name="ce21"/>
          <table:covered-table-cell table:style-name="ce74"/>
          <table:covered-table-cell table:number-columns-repeated="2" table:style-name="ce2"/>
          <table:table-cell table:number-columns-repeated="1017"/>
        </table:table-row>
        <table:table-row table:style-name="ro1">
          <table:covered-table-cell table:number-columns-repeated="3" table:style-name="ce2"/>
          <table:covered-table-cell table:style-name="ce22"/>
          <table:covered-table-cell table:style-name="ce32"/>
          <table:covered-table-cell table:number-columns-repeated="2" table:style-name="ce3"/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77" office:value-type="string" calcext:value-type="string">
            <text:p>Status</text:p>
          </table:table-cell>
          <table:table-cell table:style-name="ce77" office:value-type="string" calcext:value-type="string">
            <text:p>Notes</text:p>
          </table:table-cell>
          <table:table-cell table:number-columns-repeated="1017"/>
        </table:table-row>
        <table:table-row table:style-name="ro2">
          <table:covered-table-cell table:number-columns-repeated="3" table:style-name="ce3"/>
          <table:table-cell table:style-name="ce23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19"/>
          <table:table-cell table:style-name="ce36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19"/>
          <table:table-cell table:number-columns-repeated="1017"/>
        </table:table-row>
        <table:table-row table:style-name="ro1">
          <table:table-cell table:style-name="ce4" table:number-columns-repeated="3"/>
          <table:table-cell table:style-name="ce24" table:content-validation-name="val1"/>
          <table:table-cell table:style-name="ce27"/>
          <table:table-cell table:style-name="ce37" table:content-validation-name="val2"/>
          <table:table-cell table:style-name="ce40"/>
          <table:table-cell table:number-columns-repeated="1017"/>
        </table:table-row>
        <table:table-row table:style-name="ro1">
          <table:table-cell table:style-name="ce5" office:value-type="string" calcext:value-type="string">
            <text:p>PSRM-001</text:p>
          </table:table-cell>
          <table:table-cell table:style-name="ce5" table:number-columns-repeated="2"/>
          <table:table-cell table:style-name="ce25" table:content-validation-name="val1"/>
          <table:table-cell table:style-name="ce33"/>
          <table:table-cell table:style-name="ce38" table:content-validation-name="val2"/>
          <table:table-cell table:style-name="ce41"/>
          <table:table-cell table:number-columns-repeated="1017"/>
        </table:table-row>
        <table:table-row table:style-name="ro1">
          <table:table-cell table:style-name="ce6"/>
          <table:table-cell table:style-name="ce15" office:value-type="string" calcext:value-type="string">
            <text:p>6.C</text:p>
          </table:table-cell>
          <table:table-cell table:style-name="ce15" office:value-type="string" calcext:value-type="string">
            <text:p>“Competitivity” 100 Minimum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ce Expected</text:p>
          </table:table-cell>
          <table:table-cell table:style-name="ce42" office:value-type="string" calcext:value-type="string">
            <text:p>Pending final judgment phase.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style-name="ce17"/>
          <table:table-cell table:style-name="ce24" table:content-validation-name="val1"/>
          <table:table-cell table:style-name="ce27"/>
          <table:table-cell table:style-name="ce37" table:content-validation-name="val2"/>
          <table:table-cell table:style-name="ce40"/>
          <table:table-cell table:number-columns-repeated="1017"/>
        </table:table-row>
        <table:table-row table:style-name="ro1">
          <table:table-cell table:style-name="ce5" office:value-type="string" calcext:value-type="string">
            <text:p>STND-004</text:p>
          </table:table-cell>
          <table:table-cell table:style-name="ce5"/>
          <table:table-cell table:style-name="ce18"/>
          <table:table-cell table:style-name="ce25" table:content-validation-name="val1"/>
          <table:table-cell table:style-name="ce33"/>
          <table:table-cell table:style-name="ce38" table:content-validation-name="val2"/>
          <table:table-cell table:style-name="ce41"/>
          <table:table-cell table:number-columns-repeated="1017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56" office:value-type="string" calcext:value-type="string">
            <text:p>Storage Location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4.A</text:p>
          </table:table-cell>
          <table:table-cell table:style-name="ce56" office:value-type="string" calcext:value-type="string">
            <text:p>Identification Format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4.B</text:p>
          </table:table-cell>
          <table:table-cell table:style-name="ce56" office:value-type="string" calcext:value-type="string">
            <text:p>Exclusivity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float" office:value="5" calcext:value-type="float">
            <text:p>5</text:p>
          </table:table-cell>
          <table:table-cell table:style-name="ce56" office:value-type="string" calcext:value-type="string">
            <text:p>New Work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4"/>
          <table:table-cell table:style-name="ce17"/>
          <table:table-cell table:style-name="ce27" table:number-columns-repeated="2"/>
          <table:table-cell table:style-name="ce40" table:number-columns-repeated="2"/>
          <table:table-cell table:number-columns-repeated="1017"/>
        </table:table-row>
        <table:table-row table:style-name="ro1">
          <table:table-cell table:style-name="ce5" office:value-type="string" calcext:value-type="string">
            <text:p>STND-002</text:p>
          </table:table-cell>
          <table:table-cell table:number-columns-repeated="2"/>
          <table:table-cell table:style-name="ce27"/>
          <table:table-cell table:style-name="ce33"/>
          <table:table-cell table:style-name="ce41"/>
          <table:table-cell table:style-name="ce45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3.A</text:p>
          </table:table-cell>
          <table:table-cell table:style-name="ce56" office:value-type="string" calcext:value-type="string">
            <text:p>Nature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3.B</text:p>
          </table:table-cell>
          <table:table-cell table:style-name="ce56" office:value-type="string" calcext:value-type="string">
            <text:p>No X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3.C</text:p>
          </table:table-cell>
          <table:table-cell table:style-name="ce56" office:value-type="string" calcext:value-type="string">
            <text:p>Size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 office:value-type="string" calcext:value-type="string">
            <text:p>20/2500 kb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float" office:value="4" calcext:value-type="float">
            <text:p>4</text:p>
          </table:table-cell>
          <table:table-cell table:style-name="ce56" office:value-type="string" calcext:value-type="string">
            <text:p>Timing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5.A</text:p>
          </table:table-cell>
          <table:table-cell table:style-name="ce56" office:value-type="string" calcext:value-type="string">
            <text:p>Configuration Support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5.B</text:p>
          </table:table-cell>
          <table:table-cell table:style-name="ce56" office:value-type="string" calcext:value-type="string">
            <text:p>Randomnes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5.C</text:p>
          </table:table-cell>
          <table:table-cell table:style-name="ce56" office:value-type="string" calcext:value-type="string">
            <text:p>Positional Fairnes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5.D</text:p>
          </table:table-cell>
          <table:table-cell table:style-name="ce56" office:value-type="string" calcext:value-type="string">
            <text:p>Team Position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5.E.1</text:p>
          </table:table-cell>
          <table:table-cell table:style-name="ce56" office:value-type="string" calcext:value-type="string">
            <text:p>Guard State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5.E.2</text:p>
          </table:table-cell>
          <table:table-cell table:style-name="ce56" office:value-type="string" calcext:value-type="string">
            <text:p>Terrain State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5.E.3</text:p>
          </table:table-cell>
          <table:table-cell table:style-name="ce56" office:value-type="string" calcext:value-type="string">
            <text:p>Starting Res./Game Rule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5.E.4</text:p>
          </table:table-cell>
          <table:table-cell table:style-name="ce56" office:value-type="string" calcext:value-type="string">
            <text:p>Object Change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float" office:value="6" calcext:value-type="float">
            <text:p>6</text:p>
          </table:table-cell>
          <table:table-cell table:style-name="ce56" office:value-type="string" calcext:value-type="string">
            <text:p>Fair Land Generation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7.A</text:p>
          </table:table-cell>
          <table:table-cell table:style-name="ce56" office:value-type="string" calcext:value-type="string">
            <text:p>Maximum Elevation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7.B</text:p>
          </table:table-cell>
          <table:table-cell table:style-name="ce56" office:value-type="string" calcext:value-type="string">
            <text:p>Elevation Fairnes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8.A</text:p>
          </table:table-cell>
          <table:table-cell table:style-name="ce56" office:value-type="string" calcext:value-type="string">
            <text:p>Terrain Fairnes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8.B</text:p>
          </table:table-cell>
          <table:table-cell table:style-name="ce56" office:value-type="string" calcext:value-type="string">
            <text:p>Forest Impingement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8.C</text:p>
          </table:table-cell>
          <table:table-cell table:style-name="ce56" office:value-type="string" calcext:value-type="string">
            <text:p>Forest Acces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Non-Compliant</text:p>
          </table:table-cell>
          <table:table-cell table:style-name="ce42" office:value-type="string" calcext:value-type="string">
            <text:p>Player-Assigned forests placed as lame-able objects not visible on minimap.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9.A</text:p>
          </table:table-cell>
          <table:table-cell table:style-name="ce56" office:value-type="string" calcext:value-type="string">
            <text:p>Forbidden Object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9.B.1</text:p>
          </table:table-cell>
          <table:table-cell table:style-name="ce56" office:value-type="string" calcext:value-type="string">
            <text:p>Starting Units/Buildings Qty.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9.B.2</text:p>
          </table:table-cell>
          <table:table-cell table:style-name="ce56" office:value-type="string" calcext:value-type="string">
            <text:p>Starting Object Utility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 office:value-type="string" calcext:value-type="string">
            <text:p>May want to have starting units avoid forests to assure utility.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9.B.3</text:p>
          </table:table-cell>
          <table:table-cell table:style-name="ce56" office:value-type="string" calcext:value-type="string">
            <text:p>Starting Combat Unit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9.C.1.a</text:p>
          </table:table-cell>
          <table:table-cell table:style-name="ce56" office:value-type="string" calcext:value-type="string">
            <text:p>Player-Assigned Resource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 office:value-type="string" calcext:value-type="string">
            <text:p>3+2+2 WB, 4 BERRIES, 2 RHINO, 4+3 GOLD, 4+4 STONE, 4 DEER.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9.C.1.b</text:p>
          </table:table-cell>
          <table:table-cell table:style-name="ce56" office:value-type="string" calcext:value-type="string">
            <text:p>Neutral Resource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9.C.2</text:p>
          </table:table-cell>
          <table:table-cell table:style-name="ce56" office:value-type="string" calcext:value-type="string">
            <text:p>Gaia Convertible Object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 office:value-type="string" calcext:value-type="string">
            <text:p>Bombard tower capture behavior like monument, regarded as balanced due to inaccessibility of area until late-game.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9.C.3</text:p>
          </table:table-cell>
          <table:table-cell table:style-name="ce56" office:value-type="string" calcext:value-type="string">
            <text:p>Gaia Hostile Object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float" office:value="10" calcext:value-type="float">
            <text:p>10</text:p>
          </table:table-cell>
          <table:table-cell table:style-name="ce56" office:value-type="string" calcext:value-type="string">
            <text:p>Regicide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Non-Compliant</text:p>
          </table:table-cell>
          <table:table-cell table:style-name="ce42" office:value-type="string" calcext:value-type="string">
            <text:p>No contingency for regicide.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float" office:value="11" calcext:value-type="float">
            <text:p>11</text:p>
          </table:table-cell>
          <table:table-cell table:style-name="ce56" office:value-type="string" calcext:value-type="string">
            <text:p>AI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float" office:value="12" calcext:value-type="float">
            <text:p>12</text:p>
          </table:table-cell>
          <table:table-cell table:style-name="ce56" office:value-type="string" calcext:value-type="string">
            <text:p>Visual Mod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/>
          <table:table-cell table:style-name="ce56"/>
          <table:table-cell table:style-name="ce28" table:number-columns-repeated="2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float" office:value="13" calcext:value-type="float">
            <text:p>13</text:p>
          </table:table-cell>
          <table:table-cell table:style-name="ce56" office:value-type="string" calcext:value-type="string">
            <text:p>FFA Trade 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7" table:number-rows-spanned="1">
            <text:p>Overall Scorecard (Quantities)</text:p>
          </table:table-cell>
          <table:covered-table-cell table:number-columns-repeated="6" table:style-name="ce16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3" table:number-rows-spanned="1">
            <text:p>Status</text:p>
          </table:table-cell>
          <table:covered-table-cell table:number-columns-repeated="2"/>
          <table:table-cell table:style-name="ce29" office:value-type="string" calcext:value-type="string" table:number-columns-spanned="2" table:number-rows-spanned="1">
            <text:p>Supplier Inspection</text:p>
          </table:table-cell>
          <table:covered-table-cell/>
          <table:table-cell table:style-name="ce43" office:value-type="string" calcext:value-type="string" table:number-columns-spanned="2" table:number-rows-spanned="1">
            <text:p>Tournament Inspector</text:p>
          </table:table-cell>
          <table:covered-table-cell table:style-name="ce74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3" table:number-rows-spanned="1">
            <text:p>Non-Compliant</text:p>
          </table:table-cell>
          <table:covered-table-cell table:style-name="ce16"/>
          <table:covered-table-cell table:style-name="ce19"/>
          <table:table-cell table:style-name="ce14" table:formula="of:=COUNTIF([.$D$7:.$D$58];[.A62])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4" table:formula="of:=COUNTIF([.$F$7:.$F$58];[.A62])" office:value-type="float" office:value="2" calcext:value-type="float" table:number-columns-spanned="2" table:number-rows-spanned="1">
            <text:p>2</text:p>
          </table:table-cell>
          <table:covered-table-cell table:style-name="ce19"/>
          <table:table-cell table:number-columns-repeated="1017"/>
        </table:table-row>
        <table:table-row table:style-name="ro1">
          <table:table-cell table:style-name="ce10" office:value-type="string" calcext:value-type="string" table:number-columns-spanned="3" table:number-rows-spanned="1">
            <text:p>Exception Rejected</text:p>
          </table:table-cell>
          <table:covered-table-cell table:style-name="ce16"/>
          <table:covered-table-cell table:style-name="ce19"/>
          <table:table-cell table:style-name="ce14" table:formula="of:=COUNTIF([.$D$7:.$D$58];[.A63])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4" table:formula="of:=COUNTIF([.$F$7:.$F$58];[.A63])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number-columns-repeated="1017"/>
        </table:table-row>
        <table:table-row table:style-name="ro1">
          <table:table-cell table:style-name="ce11" office:value-type="string" calcext:value-type="string" table:number-columns-spanned="3" table:number-rows-spanned="1">
            <text:p>Compliance Expected</text:p>
          </table:table-cell>
          <table:covered-table-cell table:style-name="ce16"/>
          <table:covered-table-cell table:style-name="ce19"/>
          <table:table-cell table:style-name="ce14" table:formula="of:=COUNTIF([.$D$7:.$D$58];[.A64])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4" table:formula="of:=COUNTIF([.$F$7:.$F$58];[.A64])" office:value-type="float" office:value="1" calcext:value-type="float" table:number-columns-spanned="2" table:number-rows-spanned="1">
            <text:p>1</text:p>
          </table:table-cell>
          <table:covered-table-cell table:style-name="ce19"/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3" table:number-rows-spanned="1">
            <text:p>Exception Granted</text:p>
          </table:table-cell>
          <table:covered-table-cell table:style-name="ce16"/>
          <table:covered-table-cell table:style-name="ce19"/>
          <table:table-cell table:style-name="ce14" table:formula="of:=COUNTIF([.$D$7:.$D$58];[.A65])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4" table:formula="of:=COUNTIF([.$F$7:.$F$58];[.A65])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number-columns-repeated="1017"/>
        </table:table-row>
        <table:table-row table:style-name="ro1">
          <table:table-cell table:style-name="ce13" office:value-type="string" calcext:value-type="string" table:number-columns-spanned="3" table:number-rows-spanned="1">
            <text:p>Compliant</text:p>
          </table:table-cell>
          <table:covered-table-cell table:style-name="ce16"/>
          <table:covered-table-cell table:style-name="ce19"/>
          <table:table-cell table:style-name="ce14" table:formula="of:=COUNTIF([.$D$7:.$D$58];[.A66])" office:value-type="float" office:value="35" calcext:value-type="float" table:number-columns-spanned="2" table:number-rows-spanned="1">
            <text:p>35</text:p>
          </table:table-cell>
          <table:covered-table-cell table:style-name="ce19"/>
          <table:table-cell table:style-name="ce14" table:formula="of:=COUNTIF([.$F$7:.$F$58];[.A66])" office:value-type="float" office:value="32" calcext:value-type="float" table:number-columns-spanned="2" table:number-rows-spanned="1">
            <text:p>32</text:p>
          </table:table-cell>
          <table:covered-table-cell table:style-name="ce19"/>
          <table:table-cell table:number-columns-repeated="1017"/>
        </table:table-row>
        <table:table-row table:style-name="ro1">
          <table:table-cell table:style-name="ce56" office:value-type="string" calcext:value-type="string" table:number-columns-spanned="3" table:number-rows-spanned="1">
            <text:p>Not-Applicable</text:p>
          </table:table-cell>
          <table:covered-table-cell table:style-name="ce16"/>
          <table:covered-table-cell table:style-name="ce19"/>
          <table:table-cell table:style-name="ce14" table:formula="of:=COUNTIF([.$D$7:.$D$58];[.A67])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4" table:formula="of:=COUNTIF([.$F$7:.$F$58];[.A67])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number-columns-repeated="1017"/>
        </table:table-row>
        <table:table-row table:style-name="ro1" table:number-rows-repeated="933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2025-02-11'.D7:'2025-02-11'.D15 '2025-02-11'.D18:'2025-02-11'.D20 '2025-02-11'.D22:'2025-02-11'.D22 '2025-02-11'.D24:'2025-02-11'.D27 '2025-02-11'.D29:'2025-02-11'.D32 '2025-02-11'.D34:'2025-02-11'.D34 '2025-02-11'.D36:'2025-02-11'.D37 '2025-02-11'.D39:'2025-02-11'.D41 '2025-02-11'.D43:'2025-02-11'.D50 '2025-02-11'.D52:'2025-02-11'.D52 '2025-02-11'.D54:'2025-02-11'.D54 '2025-02-11'.D56:'2025-02-11'.D56 '2025-02-11'.D58:'2025-02-11'.D58 '2025-02-11'.F7:'2025-02-11'.F15 '2025-02-11'.F18:'2025-02-11'.F20 '2025-02-11'.F22:'2025-02-11'.F22 '2025-02-11'.F24:'2025-02-11'.F27 '2025-02-11'.F29:'2025-02-11'.F32 '2025-02-11'.F34:'2025-02-11'.F34 '2025-02-11'.F36:'2025-02-11'.F37 '2025-02-11'.F39:'2025-02-11'.F41 '2025-02-11'.F43:'2025-02-11'.F50 '2025-02-11'.F52:'2025-02-11'.F52 '2025-02-11'.F54:'2025-02-11'.F54 '2025-02-11'.F56:'2025-02-11'.F56 '2025-02-11'.F58:'2025-02-11'.F58">
            <calcext:condition calcext:apply-style-name="ConditionalStyle_1" calcext:value="=&quot;Non-Compliant&quot;" calcext:base-cell-address="'2025-02-11'.D7"/>
          </calcext:conditional-format>
          <calcext:conditional-format calcext:target-range-address="'2025-02-11'.D7:'2025-02-11'.D15 '2025-02-11'.D18:'2025-02-11'.D20 '2025-02-11'.D22:'2025-02-11'.D22 '2025-02-11'.D24:'2025-02-11'.D27 '2025-02-11'.D29:'2025-02-11'.D32 '2025-02-11'.D34:'2025-02-11'.D34 '2025-02-11'.D36:'2025-02-11'.D37 '2025-02-11'.D39:'2025-02-11'.D41 '2025-02-11'.D43:'2025-02-11'.D50 '2025-02-11'.D52:'2025-02-11'.D52 '2025-02-11'.D54:'2025-02-11'.D54 '2025-02-11'.D56:'2025-02-11'.D56 '2025-02-11'.D58:'2025-02-11'.D58 '2025-02-11'.F7:'2025-02-11'.F15 '2025-02-11'.F18:'2025-02-11'.F20 '2025-02-11'.F22:'2025-02-11'.F22 '2025-02-11'.F24:'2025-02-11'.F27 '2025-02-11'.F29:'2025-02-11'.F32 '2025-02-11'.F34:'2025-02-11'.F34 '2025-02-11'.F36:'2025-02-11'.F37 '2025-02-11'.F39:'2025-02-11'.F41 '2025-02-11'.F43:'2025-02-11'.F50 '2025-02-11'.F52:'2025-02-11'.F52 '2025-02-11'.F54:'2025-02-11'.F54 '2025-02-11'.F56:'2025-02-11'.F56 '2025-02-11'.F58:'2025-02-11'.F58">
            <calcext:condition calcext:apply-style-name="ConditionalStyle_2" calcext:value="=&quot;Exception Rejected&quot;" calcext:base-cell-address="'2025-02-11'.D7"/>
          </calcext:conditional-format>
          <calcext:conditional-format calcext:target-range-address="'2025-02-11'.D7:'2025-02-11'.D15 '2025-02-11'.D18:'2025-02-11'.D20 '2025-02-11'.D22:'2025-02-11'.D22 '2025-02-11'.D24:'2025-02-11'.D27 '2025-02-11'.D29:'2025-02-11'.D32 '2025-02-11'.D34:'2025-02-11'.D34 '2025-02-11'.D36:'2025-02-11'.D37 '2025-02-11'.D39:'2025-02-11'.D41 '2025-02-11'.D43:'2025-02-11'.D50 '2025-02-11'.D52:'2025-02-11'.D52 '2025-02-11'.D54:'2025-02-11'.D54 '2025-02-11'.D56:'2025-02-11'.D56 '2025-02-11'.D58:'2025-02-11'.D58 '2025-02-11'.F7:'2025-02-11'.F15 '2025-02-11'.F18:'2025-02-11'.F20 '2025-02-11'.F22:'2025-02-11'.F22 '2025-02-11'.F24:'2025-02-11'.F27 '2025-02-11'.F29:'2025-02-11'.F32 '2025-02-11'.F34:'2025-02-11'.F34 '2025-02-11'.F36:'2025-02-11'.F37 '2025-02-11'.F39:'2025-02-11'.F41 '2025-02-11'.F43:'2025-02-11'.F50 '2025-02-11'.F52:'2025-02-11'.F52 '2025-02-11'.F54:'2025-02-11'.F54 '2025-02-11'.F56:'2025-02-11'.F56 '2025-02-11'.F58:'2025-02-11'.F58">
            <calcext:condition calcext:apply-style-name="ConditionalStyle_3" calcext:value="=&quot;Compliance Expected&quot;" calcext:base-cell-address="'2025-02-11'.D7"/>
          </calcext:conditional-format>
          <calcext:conditional-format calcext:target-range-address="'2025-02-11'.D7:'2025-02-11'.D15 '2025-02-11'.D18:'2025-02-11'.D20 '2025-02-11'.D22:'2025-02-11'.D22 '2025-02-11'.D24:'2025-02-11'.D27 '2025-02-11'.D29:'2025-02-11'.D32 '2025-02-11'.D34:'2025-02-11'.D34 '2025-02-11'.D36:'2025-02-11'.D37 '2025-02-11'.D39:'2025-02-11'.D41 '2025-02-11'.D43:'2025-02-11'.D50 '2025-02-11'.D52:'2025-02-11'.D52 '2025-02-11'.D54:'2025-02-11'.D54 '2025-02-11'.D56:'2025-02-11'.D56 '2025-02-11'.D58:'2025-02-11'.D58 '2025-02-11'.F7:'2025-02-11'.F15 '2025-02-11'.F18:'2025-02-11'.F20 '2025-02-11'.F22:'2025-02-11'.F22 '2025-02-11'.F24:'2025-02-11'.F27 '2025-02-11'.F29:'2025-02-11'.F32 '2025-02-11'.F34:'2025-02-11'.F34 '2025-02-11'.F36:'2025-02-11'.F37 '2025-02-11'.F39:'2025-02-11'.F41 '2025-02-11'.F43:'2025-02-11'.F50 '2025-02-11'.F52:'2025-02-11'.F52 '2025-02-11'.F54:'2025-02-11'.F54 '2025-02-11'.F56:'2025-02-11'.F56 '2025-02-11'.F58:'2025-02-11'.F58">
            <calcext:condition calcext:apply-style-name="ConditionalStyle_4" calcext:value="=&quot;Exception Granted&quot;" calcext:base-cell-address="'2025-02-11'.D7"/>
          </calcext:conditional-format>
          <calcext:conditional-format calcext:target-range-address="'2025-02-11'.D7:'2025-02-11'.D15 '2025-02-11'.D18:'2025-02-11'.D20 '2025-02-11'.D22:'2025-02-11'.D22 '2025-02-11'.D24:'2025-02-11'.D27 '2025-02-11'.D29:'2025-02-11'.D32 '2025-02-11'.D34:'2025-02-11'.D34 '2025-02-11'.D36:'2025-02-11'.D37 '2025-02-11'.D39:'2025-02-11'.D41 '2025-02-11'.D43:'2025-02-11'.D50 '2025-02-11'.D52:'2025-02-11'.D52 '2025-02-11'.D54:'2025-02-11'.D54 '2025-02-11'.D56:'2025-02-11'.D56 '2025-02-11'.D58:'2025-02-11'.D58 '2025-02-11'.F7:'2025-02-11'.F15 '2025-02-11'.F18:'2025-02-11'.F20 '2025-02-11'.F22:'2025-02-11'.F22 '2025-02-11'.F24:'2025-02-11'.F27 '2025-02-11'.F29:'2025-02-11'.F32 '2025-02-11'.F34:'2025-02-11'.F34 '2025-02-11'.F36:'2025-02-11'.F37 '2025-02-11'.F39:'2025-02-11'.F41 '2025-02-11'.F43:'2025-02-11'.F50 '2025-02-11'.F52:'2025-02-11'.F52 '2025-02-11'.F54:'2025-02-11'.F54 '2025-02-11'.F56:'2025-02-11'.F56 '2025-02-11'.F58:'2025-02-11'.F58">
            <calcext:condition calcext:apply-style-name="ConditionalStyle_5" calcext:value="=&quot;Compliant&quot;" calcext:base-cell-address="'2025-02-11'.D7"/>
          </calcext:conditional-format>
          <calcext:conditional-format calcext:target-range-address="'2025-02-11'.D7:'2025-02-11'.D15 '2025-02-11'.D18:'2025-02-11'.D20 '2025-02-11'.D22:'2025-02-11'.D22 '2025-02-11'.D24:'2025-02-11'.D27 '2025-02-11'.D29:'2025-02-11'.D32 '2025-02-11'.D34:'2025-02-11'.D34 '2025-02-11'.D36:'2025-02-11'.D37 '2025-02-11'.D39:'2025-02-11'.D41 '2025-02-11'.D43:'2025-02-11'.D50 '2025-02-11'.D52:'2025-02-11'.D52 '2025-02-11'.D54:'2025-02-11'.D54 '2025-02-11'.D56:'2025-02-11'.D56 '2025-02-11'.D58:'2025-02-11'.D58 '2025-02-11'.F7:'2025-02-11'.F15 '2025-02-11'.F18:'2025-02-11'.F20 '2025-02-11'.F22:'2025-02-11'.F22 '2025-02-11'.F24:'2025-02-11'.F27 '2025-02-11'.F29:'2025-02-11'.F32 '2025-02-11'.F34:'2025-02-11'.F34 '2025-02-11'.F36:'2025-02-11'.F37 '2025-02-11'.F39:'2025-02-11'.F41 '2025-02-11'.F43:'2025-02-11'.F50 '2025-02-11'.F52:'2025-02-11'.F52 '2025-02-11'.F54:'2025-02-11'.F54 '2025-02-11'.F56:'2025-02-11'.F56 '2025-02-11'.F58:'2025-02-11'.F58">
            <calcext:condition calcext:apply-style-name="ConditionalStyle_6" calcext:value="=&quot;Not-Applicable&quot;" calcext:base-cell-address="'2025-02-11'.D7"/>
          </calcext:conditional-format>
          <calcext:conditional-format calcext:target-range-address="'2025-02-11'.D7:'2025-02-11'.D15 '2025-02-11'.D18:'2025-02-11'.D20 '2025-02-11'.D22:'2025-02-11'.D22 '2025-02-11'.D24:'2025-02-11'.D27 '2025-02-11'.D29:'2025-02-11'.D32 '2025-02-11'.D34:'2025-02-11'.D34 '2025-02-11'.D36:'2025-02-11'.D37 '2025-02-11'.D39:'2025-02-11'.D41 '2025-02-11'.D43:'2025-02-11'.D50 '2025-02-11'.D52:'2025-02-11'.D52 '2025-02-11'.D54:'2025-02-11'.D54 '2025-02-11'.D56:'2025-02-11'.D56 '2025-02-11'.D58:'2025-02-11'.D58 '2025-02-11'.F7:'2025-02-11'.F15 '2025-02-11'.F18:'2025-02-11'.F20 '2025-02-11'.F22:'2025-02-11'.F22 '2025-02-11'.F24:'2025-02-11'.F27 '2025-02-11'.F29:'2025-02-11'.F32 '2025-02-11'.F34:'2025-02-11'.F34 '2025-02-11'.F36:'2025-02-11'.F37 '2025-02-11'.F39:'2025-02-11'.F41 '2025-02-11'.F43:'2025-02-11'.F50 '2025-02-11'.F52:'2025-02-11'.F52 '2025-02-11'.F54:'2025-02-11'.F54 '2025-02-11'.F56:'2025-02-11'.F56 '2025-02-11'.F58:'2025-02-11'.F58">
            <calcext:condition calcext:apply-style-name="ConditionalStyle_7" calcext:value="=&quot;Exception Requested&quot;" calcext:base-cell-address="'2025-02-11'.D7"/>
          </calcext:conditional-format>
        </calcext:conditional-formats>
      </table:table>
      <table:table table:name="2025-02-11_(COPY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19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 table:number-columns-spanned="1" table:number-rows-spanned="6">
            <text:p>Spec</text:p>
          </table:table-cell>
          <table:table-cell table:style-name="ce1" office:value-type="string" calcext:value-type="string" table:number-columns-spanned="1" table:number-rows-spanned="6">
            <text:p>Requirement </text:p>
          </table:table-cell>
          <table:table-cell table:style-name="ce1" office:value-type="string" calcext:value-type="string" table:number-columns-spanned="1" table:number-rows-spanned="6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19"/>
          <table:table-cell table:style-name="ce7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19"/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20" office:value-type="string" calcext:value-type="string" table:number-columns-spanned="1" table:number-rows-spanned="3">
            <text:p>Name:</text:p>
          </table:table-cell>
          <table:table-cell table:style-name="ce30" office:value-type="string" calcext:value-type="string" table:number-columns-spanned="1" table:number-rows-spanned="3">
            <text:p>Jasouki</text:p>
          </table:table-cell>
          <table:table-cell table:style-name="ce35" office:value-type="string" calcext:value-type="string" table:number-columns-spanned="1" table:number-rows-spanned="3">
            <text:p>Name:</text:p>
          </table:table-cell>
          <table:table-cell table:style-name="ce44" office:value-type="string" calcext:value-type="string" table:number-columns-spanned="1" table:number-rows-spanned="3">
            <text:p>TechChariot</text:p>
          </table:table-cell>
          <table:table-cell table:number-columns-repeated="1017"/>
        </table:table-row>
        <table:table-row table:style-name="ro1">
          <table:covered-table-cell table:number-columns-repeated="3" table:style-name="ce2"/>
          <table:covered-table-cell table:style-name="ce21"/>
          <table:covered-table-cell table:style-name="ce74"/>
          <table:covered-table-cell table:number-columns-repeated="2" table:style-name="ce2"/>
          <table:table-cell table:number-columns-repeated="1017"/>
        </table:table-row>
        <table:table-row table:style-name="ro1">
          <table:covered-table-cell table:number-columns-repeated="3" table:style-name="ce2"/>
          <table:covered-table-cell table:style-name="ce22"/>
          <table:covered-table-cell table:style-name="ce32"/>
          <table:covered-table-cell table:number-columns-repeated="2" table:style-name="ce3"/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77" office:value-type="string" calcext:value-type="string">
            <text:p>Status</text:p>
          </table:table-cell>
          <table:table-cell table:style-name="ce77" office:value-type="string" calcext:value-type="string">
            <text:p>Notes</text:p>
          </table:table-cell>
          <table:table-cell table:number-columns-repeated="1017"/>
        </table:table-row>
        <table:table-row table:style-name="ro2">
          <table:covered-table-cell table:number-columns-repeated="3" table:style-name="ce3"/>
          <table:table-cell table:style-name="ce23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19"/>
          <table:table-cell table:style-name="ce36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19"/>
          <table:table-cell table:number-columns-repeated="1017"/>
        </table:table-row>
        <table:table-row table:style-name="ro1">
          <table:table-cell table:style-name="ce4" table:number-columns-repeated="3"/>
          <table:table-cell table:style-name="ce89" table:content-validation-name="val1"/>
          <table:table-cell table:style-name="ce27"/>
          <table:table-cell table:style-name="ce92" table:content-validation-name="val2"/>
          <table:table-cell table:style-name="ce40"/>
          <table:table-cell table:number-columns-repeated="1017"/>
        </table:table-row>
        <table:table-row table:style-name="ro1">
          <table:table-cell table:style-name="ce5" office:value-type="string" calcext:value-type="string">
            <text:p>PSRM-001</text:p>
          </table:table-cell>
          <table:table-cell table:style-name="ce5" table:number-columns-repeated="2"/>
          <table:table-cell table:style-name="ce90" table:content-validation-name="val1"/>
          <table:table-cell table:style-name="ce33"/>
          <table:table-cell table:style-name="ce93" table:content-validation-name="val2"/>
          <table:table-cell table:style-name="ce41"/>
          <table:table-cell table:number-columns-repeated="1017"/>
        </table:table-row>
        <table:table-row table:style-name="ro1">
          <table:table-cell table:style-name="ce6"/>
          <table:table-cell table:style-name="ce15" office:value-type="string" calcext:value-type="string">
            <text:p>6.C</text:p>
          </table:table-cell>
          <table:table-cell table:style-name="ce15" office:value-type="string" calcext:value-type="string">
            <text:p>“Competitivity” 100 Minimum</text:p>
          </table:table-cell>
          <table:table-cell table:style-name="ce91" table:content-validation-name="val1" office:value-type="string" calcext:value-type="string">
            <text:p>Compliant</text:p>
          </table:table-cell>
          <table:table-cell table:style-name="ce28"/>
          <table:table-cell table:style-name="ce94" table:content-validation-name="val2" office:value-type="string" calcext:value-type="string">
            <text:p>Compliance Expected</text:p>
          </table:table-cell>
          <table:table-cell table:style-name="ce42" office:value-type="string" calcext:value-type="string">
            <text:p>Pending final judgment phase.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style-name="ce17"/>
          <table:table-cell table:style-name="ce89" table:content-validation-name="val1"/>
          <table:table-cell table:style-name="ce27"/>
          <table:table-cell table:style-name="ce92" table:content-validation-name="val2"/>
          <table:table-cell table:style-name="ce40"/>
          <table:table-cell table:number-columns-repeated="1017"/>
        </table:table-row>
        <table:table-row table:style-name="ro1">
          <table:table-cell table:style-name="ce5" office:value-type="string" calcext:value-type="string">
            <text:p>STND-004</text:p>
          </table:table-cell>
          <table:table-cell table:style-name="ce5"/>
          <table:table-cell table:style-name="ce18"/>
          <table:table-cell table:style-name="ce90" table:content-validation-name="val1"/>
          <table:table-cell table:style-name="ce33"/>
          <table:table-cell table:style-name="ce93" table:content-validation-name="val2"/>
          <table:table-cell table:style-name="ce41"/>
          <table:table-cell table:number-columns-repeated="1017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56" office:value-type="string" calcext:value-type="string">
            <text:p>Storage Location</text:p>
          </table:table-cell>
          <table:table-cell table:style-name="ce91" table:content-validation-name="val1" office:value-type="string" calcext:value-type="string">
            <text:p>Compliant</text:p>
          </table:table-cell>
          <table:table-cell table:style-name="ce28"/>
          <table:table-cell table:style-name="ce94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4.A</text:p>
          </table:table-cell>
          <table:table-cell table:style-name="ce56" office:value-type="string" calcext:value-type="string">
            <text:p>Identification Format</text:p>
          </table:table-cell>
          <table:table-cell table:style-name="ce91" table:content-validation-name="val1" office:value-type="string" calcext:value-type="string">
            <text:p>Compliant</text:p>
          </table:table-cell>
          <table:table-cell table:style-name="ce28"/>
          <table:table-cell table:style-name="ce94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4.B</text:p>
          </table:table-cell>
          <table:table-cell table:style-name="ce56" office:value-type="string" calcext:value-type="string">
            <text:p>Exclusivity</text:p>
          </table:table-cell>
          <table:table-cell table:style-name="ce91" table:content-validation-name="val1" office:value-type="string" calcext:value-type="string">
            <text:p>Compliant</text:p>
          </table:table-cell>
          <table:table-cell table:style-name="ce28"/>
          <table:table-cell table:style-name="ce94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float" office:value="5" calcext:value-type="float">
            <text:p>5</text:p>
          </table:table-cell>
          <table:table-cell table:style-name="ce56" office:value-type="string" calcext:value-type="string">
            <text:p>New Work</text:p>
          </table:table-cell>
          <table:table-cell table:style-name="ce91" table:content-validation-name="val1" office:value-type="string" calcext:value-type="string">
            <text:p>Compliant</text:p>
          </table:table-cell>
          <table:table-cell table:style-name="ce28"/>
          <table:table-cell table:style-name="ce94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4"/>
          <table:table-cell table:style-name="ce17"/>
          <table:table-cell table:style-name="ce27" table:number-columns-repeated="2"/>
          <table:table-cell table:style-name="ce40" table:number-columns-repeated="2"/>
          <table:table-cell table:number-columns-repeated="1017"/>
        </table:table-row>
        <table:table-row table:style-name="ro1">
          <table:table-cell table:style-name="ce5" office:value-type="string" calcext:value-type="string">
            <text:p>STND-002</text:p>
          </table:table-cell>
          <table:table-cell table:number-columns-repeated="2"/>
          <table:table-cell table:style-name="ce27"/>
          <table:table-cell table:style-name="ce33"/>
          <table:table-cell table:style-name="ce41"/>
          <table:table-cell table:style-name="ce45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3.A</text:p>
          </table:table-cell>
          <table:table-cell table:style-name="ce56" office:value-type="string" calcext:value-type="string">
            <text:p>Nature</text:p>
          </table:table-cell>
          <table:table-cell table:style-name="ce91" table:content-validation-name="val1" office:value-type="string" calcext:value-type="string">
            <text:p>Compliant</text:p>
          </table:table-cell>
          <table:table-cell table:style-name="ce28"/>
          <table:table-cell table:style-name="ce94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3.B</text:p>
          </table:table-cell>
          <table:table-cell table:style-name="ce56" office:value-type="string" calcext:value-type="string">
            <text:p>No XS</text:p>
          </table:table-cell>
          <table:table-cell table:style-name="ce91" table:content-validation-name="val1" office:value-type="string" calcext:value-type="string">
            <text:p>Compliant</text:p>
          </table:table-cell>
          <table:table-cell table:style-name="ce28"/>
          <table:table-cell table:style-name="ce94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3.C</text:p>
          </table:table-cell>
          <table:table-cell table:style-name="ce56" office:value-type="string" calcext:value-type="string">
            <text:p>Size</text:p>
          </table:table-cell>
          <table:table-cell table:style-name="ce91" table:content-validation-name="val1" office:value-type="string" calcext:value-type="string">
            <text:p>Compliant</text:p>
          </table:table-cell>
          <table:table-cell table:style-name="ce28"/>
          <table:table-cell table:style-name="ce94" table:content-validation-name="val2" office:value-type="string" calcext:value-type="string">
            <text:p>Compliant</text:p>
          </table:table-cell>
          <table:table-cell table:style-name="ce42" office:value-type="string" calcext:value-type="string">
            <text:p>20/2500 kb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float" office:value="4" calcext:value-type="float">
            <text:p>4</text:p>
          </table:table-cell>
          <table:table-cell table:style-name="ce56" office:value-type="string" calcext:value-type="string">
            <text:p>Timing</text:p>
          </table:table-cell>
          <table:table-cell table:style-name="ce91" table:content-validation-name="val1" office:value-type="string" calcext:value-type="string">
            <text:p>Compliant</text:p>
          </table:table-cell>
          <table:table-cell table:style-name="ce28"/>
          <table:table-cell table:style-name="ce94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5.A</text:p>
          </table:table-cell>
          <table:table-cell table:style-name="ce56" office:value-type="string" calcext:value-type="string">
            <text:p>Configuration Support</text:p>
          </table:table-cell>
          <table:table-cell table:style-name="ce91" table:content-validation-name="val1" office:value-type="string" calcext:value-type="string">
            <text:p>Compliant</text:p>
          </table:table-cell>
          <table:table-cell table:style-name="ce28"/>
          <table:table-cell table:style-name="ce94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5.B</text:p>
          </table:table-cell>
          <table:table-cell table:style-name="ce56" office:value-type="string" calcext:value-type="string">
            <text:p>Randomness</text:p>
          </table:table-cell>
          <table:table-cell table:style-name="ce91" table:content-validation-name="val1" office:value-type="string" calcext:value-type="string">
            <text:p>Compliant</text:p>
          </table:table-cell>
          <table:table-cell table:style-name="ce28"/>
          <table:table-cell table:style-name="ce94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5.C</text:p>
          </table:table-cell>
          <table:table-cell table:style-name="ce56" office:value-type="string" calcext:value-type="string">
            <text:p>Positional Fairness</text:p>
          </table:table-cell>
          <table:table-cell table:style-name="ce91" table:content-validation-name="val1" office:value-type="string" calcext:value-type="string">
            <text:p>Compliant</text:p>
          </table:table-cell>
          <table:table-cell table:style-name="ce28"/>
          <table:table-cell table:style-name="ce94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5.D</text:p>
          </table:table-cell>
          <table:table-cell table:style-name="ce56" office:value-type="string" calcext:value-type="string">
            <text:p>Team Positions</text:p>
          </table:table-cell>
          <table:table-cell table:style-name="ce91" table:content-validation-name="val1" office:value-type="string" calcext:value-type="string">
            <text:p>Compliant</text:p>
          </table:table-cell>
          <table:table-cell table:style-name="ce28"/>
          <table:table-cell table:style-name="ce94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5.E.1</text:p>
          </table:table-cell>
          <table:table-cell table:style-name="ce56" office:value-type="string" calcext:value-type="string">
            <text:p>Guard State</text:p>
          </table:table-cell>
          <table:table-cell table:style-name="ce91" table:content-validation-name="val1" office:value-type="string" calcext:value-type="string">
            <text:p>Compliant</text:p>
          </table:table-cell>
          <table:table-cell table:style-name="ce28"/>
          <table:table-cell table:style-name="ce94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5.E.2</text:p>
          </table:table-cell>
          <table:table-cell table:style-name="ce56" office:value-type="string" calcext:value-type="string">
            <text:p>Terrain State</text:p>
          </table:table-cell>
          <table:table-cell table:style-name="ce91" table:content-validation-name="val1" office:value-type="string" calcext:value-type="string">
            <text:p>Compliant</text:p>
          </table:table-cell>
          <table:table-cell table:style-name="ce28"/>
          <table:table-cell table:style-name="ce94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5.E.3</text:p>
          </table:table-cell>
          <table:table-cell table:style-name="ce56" office:value-type="string" calcext:value-type="string">
            <text:p>Starting Res./Game Rules</text:p>
          </table:table-cell>
          <table:table-cell table:style-name="ce91" table:content-validation-name="val1" office:value-type="string" calcext:value-type="string">
            <text:p>Compliant</text:p>
          </table:table-cell>
          <table:table-cell table:style-name="ce28"/>
          <table:table-cell table:style-name="ce94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5.E.4</text:p>
          </table:table-cell>
          <table:table-cell table:style-name="ce56" office:value-type="string" calcext:value-type="string">
            <text:p>Object Changes</text:p>
          </table:table-cell>
          <table:table-cell table:style-name="ce91" table:content-validation-name="val1" office:value-type="string" calcext:value-type="string">
            <text:p>Compliant</text:p>
          </table:table-cell>
          <table:table-cell table:style-name="ce28"/>
          <table:table-cell table:style-name="ce94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float" office:value="6" calcext:value-type="float">
            <text:p>6</text:p>
          </table:table-cell>
          <table:table-cell table:style-name="ce56" office:value-type="string" calcext:value-type="string">
            <text:p>Fair Land Generation</text:p>
          </table:table-cell>
          <table:table-cell table:style-name="ce91" table:content-validation-name="val1" office:value-type="string" calcext:value-type="string">
            <text:p>Compliant</text:p>
          </table:table-cell>
          <table:table-cell table:style-name="ce28"/>
          <table:table-cell table:style-name="ce94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7.A</text:p>
          </table:table-cell>
          <table:table-cell table:style-name="ce56" office:value-type="string" calcext:value-type="string">
            <text:p>Maximum Elevation</text:p>
          </table:table-cell>
          <table:table-cell table:style-name="ce91" table:content-validation-name="val1" office:value-type="string" calcext:value-type="string">
            <text:p>Compliant</text:p>
          </table:table-cell>
          <table:table-cell table:style-name="ce28"/>
          <table:table-cell table:style-name="ce94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7.B</text:p>
          </table:table-cell>
          <table:table-cell table:style-name="ce56" office:value-type="string" calcext:value-type="string">
            <text:p>Elevation Fairness</text:p>
          </table:table-cell>
          <table:table-cell table:style-name="ce91" table:content-validation-name="val1" office:value-type="string" calcext:value-type="string">
            <text:p>Compliant</text:p>
          </table:table-cell>
          <table:table-cell table:style-name="ce28"/>
          <table:table-cell table:style-name="ce94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8.A</text:p>
          </table:table-cell>
          <table:table-cell table:style-name="ce56" office:value-type="string" calcext:value-type="string">
            <text:p>Terrain Fairness</text:p>
          </table:table-cell>
          <table:table-cell table:style-name="ce91" table:content-validation-name="val1" office:value-type="string" calcext:value-type="string">
            <text:p>Compliant</text:p>
          </table:table-cell>
          <table:table-cell table:style-name="ce28"/>
          <table:table-cell table:style-name="ce94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8.B</text:p>
          </table:table-cell>
          <table:table-cell table:style-name="ce56" office:value-type="string" calcext:value-type="string">
            <text:p>Forest Impingement</text:p>
          </table:table-cell>
          <table:table-cell table:style-name="ce91" table:content-validation-name="val1" office:value-type="string" calcext:value-type="string">
            <text:p>Compliant</text:p>
          </table:table-cell>
          <table:table-cell table:style-name="ce28"/>
          <table:table-cell table:style-name="ce94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8.C</text:p>
          </table:table-cell>
          <table:table-cell table:style-name="ce56" office:value-type="string" calcext:value-type="string">
            <text:p>Forest Access</text:p>
          </table:table-cell>
          <table:table-cell table:style-name="ce91" table:content-validation-name="val1" office:value-type="string" calcext:value-type="string">
            <text:p>Compliant</text:p>
          </table:table-cell>
          <table:table-cell table:style-name="ce28"/>
          <table:table-cell table:style-name="ce94" table:content-validation-name="val2" office:value-type="string" calcext:value-type="string">
            <text:p>Non-Compliant</text:p>
          </table:table-cell>
          <table:table-cell table:style-name="ce42" office:value-type="string" calcext:value-type="string">
            <text:p>Player-Assigned forests placed as lame-able objects not visible on minimap.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9.A</text:p>
          </table:table-cell>
          <table:table-cell table:style-name="ce56" office:value-type="string" calcext:value-type="string">
            <text:p>Forbidden Objects</text:p>
          </table:table-cell>
          <table:table-cell table:style-name="ce91" table:content-validation-name="val1" office:value-type="string" calcext:value-type="string">
            <text:p>Compliant</text:p>
          </table:table-cell>
          <table:table-cell table:style-name="ce28"/>
          <table:table-cell table:style-name="ce94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9.B.1</text:p>
          </table:table-cell>
          <table:table-cell table:style-name="ce56" office:value-type="string" calcext:value-type="string">
            <text:p>Starting Units/Buildings Qty.</text:p>
          </table:table-cell>
          <table:table-cell table:style-name="ce91" table:content-validation-name="val1" office:value-type="string" calcext:value-type="string">
            <text:p>Compliant</text:p>
          </table:table-cell>
          <table:table-cell table:style-name="ce28"/>
          <table:table-cell table:style-name="ce94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9.B.2</text:p>
          </table:table-cell>
          <table:table-cell table:style-name="ce56" office:value-type="string" calcext:value-type="string">
            <text:p>Starting Object Utility</text:p>
          </table:table-cell>
          <table:table-cell table:style-name="ce91" table:content-validation-name="val1" office:value-type="string" calcext:value-type="string">
            <text:p>Compliant</text:p>
          </table:table-cell>
          <table:table-cell table:style-name="ce28"/>
          <table:table-cell table:style-name="ce94" table:content-validation-name="val2" office:value-type="string" calcext:value-type="string">
            <text:p>Compliant</text:p>
          </table:table-cell>
          <table:table-cell table:style-name="ce42" office:value-type="string" calcext:value-type="string">
            <text:p>May want to have starting units avoid forests to assure utility.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9.B.3</text:p>
          </table:table-cell>
          <table:table-cell table:style-name="ce56" office:value-type="string" calcext:value-type="string">
            <text:p>Starting Combat Units</text:p>
          </table:table-cell>
          <table:table-cell table:style-name="ce91" table:content-validation-name="val1" office:value-type="string" calcext:value-type="string">
            <text:p>Compliant</text:p>
          </table:table-cell>
          <table:table-cell table:style-name="ce28"/>
          <table:table-cell table:style-name="ce94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9.C.1.a</text:p>
          </table:table-cell>
          <table:table-cell table:style-name="ce56" office:value-type="string" calcext:value-type="string">
            <text:p>Player-Assigned Resources</text:p>
          </table:table-cell>
          <table:table-cell table:style-name="ce91" table:content-validation-name="val1" office:value-type="string" calcext:value-type="string">
            <text:p>Compliant</text:p>
          </table:table-cell>
          <table:table-cell table:style-name="ce28"/>
          <table:table-cell table:style-name="ce94" table:content-validation-name="val2" office:value-type="string" calcext:value-type="string">
            <text:p>Compliant</text:p>
          </table:table-cell>
          <table:table-cell table:style-name="ce42" office:value-type="string" calcext:value-type="string">
            <text:p>3+2+2 WB, 4 BERRIES, 2 RHINO, 4+3 GOLD, 4+4 STONE, 4 DEER.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9.C.1.b</text:p>
          </table:table-cell>
          <table:table-cell table:style-name="ce56" office:value-type="string" calcext:value-type="string">
            <text:p>Neutral Resources</text:p>
          </table:table-cell>
          <table:table-cell table:style-name="ce91" table:content-validation-name="val1" office:value-type="string" calcext:value-type="string">
            <text:p>Compliant</text:p>
          </table:table-cell>
          <table:table-cell table:style-name="ce28"/>
          <table:table-cell table:style-name="ce94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9.C.2</text:p>
          </table:table-cell>
          <table:table-cell table:style-name="ce56" office:value-type="string" calcext:value-type="string">
            <text:p>Gaia Convertible Objects</text:p>
          </table:table-cell>
          <table:table-cell table:style-name="ce91" table:content-validation-name="val1" office:value-type="string" calcext:value-type="string">
            <text:p>Compliant</text:p>
          </table:table-cell>
          <table:table-cell table:style-name="ce28"/>
          <table:table-cell table:style-name="ce94" table:content-validation-name="val2" office:value-type="string" calcext:value-type="string">
            <text:p>Compliant</text:p>
          </table:table-cell>
          <table:table-cell table:style-name="ce42" office:value-type="string" calcext:value-type="string">
            <text:p>Bombard tower capture behavior like monument, regarded as balanced due to inaccessibility of area until late-game.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9.C.3</text:p>
          </table:table-cell>
          <table:table-cell table:style-name="ce56" office:value-type="string" calcext:value-type="string">
            <text:p>Gaia Hostile Objects</text:p>
          </table:table-cell>
          <table:table-cell table:style-name="ce91" table:content-validation-name="val1" office:value-type="string" calcext:value-type="string">
            <text:p>Compliant</text:p>
          </table:table-cell>
          <table:table-cell table:style-name="ce28"/>
          <table:table-cell table:style-name="ce94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float" office:value="10" calcext:value-type="float">
            <text:p>10</text:p>
          </table:table-cell>
          <table:table-cell table:style-name="ce56" office:value-type="string" calcext:value-type="string">
            <text:p>Regicide</text:p>
          </table:table-cell>
          <table:table-cell table:style-name="ce91" table:content-validation-name="val1" office:value-type="string" calcext:value-type="string">
            <text:p>Compliant</text:p>
          </table:table-cell>
          <table:table-cell table:style-name="ce28"/>
          <table:table-cell table:style-name="ce94" table:content-validation-name="val2" office:value-type="string" calcext:value-type="string">
            <text:p>Non-Compliant</text:p>
          </table:table-cell>
          <table:table-cell table:style-name="ce42" office:value-type="string" calcext:value-type="string">
            <text:p>No contingency for regicide.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float" office:value="11" calcext:value-type="float">
            <text:p>11</text:p>
          </table:table-cell>
          <table:table-cell table:style-name="ce56" office:value-type="string" calcext:value-type="string">
            <text:p>AI</text:p>
          </table:table-cell>
          <table:table-cell table:style-name="ce91" table:content-validation-name="val1" office:value-type="string" calcext:value-type="string">
            <text:p>Compliant</text:p>
          </table:table-cell>
          <table:table-cell table:style-name="ce28"/>
          <table:table-cell table:style-name="ce94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float" office:value="12" calcext:value-type="float">
            <text:p>12</text:p>
          </table:table-cell>
          <table:table-cell table:style-name="ce56" office:value-type="string" calcext:value-type="string">
            <text:p>Visual Mods</text:p>
          </table:table-cell>
          <table:table-cell table:style-name="ce91" table:content-validation-name="val1" office:value-type="string" calcext:value-type="string">
            <text:p>Compliant</text:p>
          </table:table-cell>
          <table:table-cell table:style-name="ce28"/>
          <table:table-cell table:style-name="ce94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/>
          <table:table-cell table:style-name="ce56"/>
          <table:table-cell table:style-name="ce28" table:number-columns-repeated="2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float" office:value="13" calcext:value-type="float">
            <text:p>13</text:p>
          </table:table-cell>
          <table:table-cell table:style-name="ce56" office:value-type="string" calcext:value-type="string">
            <text:p>FFA Trade </text:p>
          </table:table-cell>
          <table:table-cell table:style-name="ce91" table:content-validation-name="val1" office:value-type="string" calcext:value-type="string">
            <text:p>Compliant</text:p>
          </table:table-cell>
          <table:table-cell table:style-name="ce28"/>
          <table:table-cell table:style-name="ce94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7" table:number-rows-spanned="1">
            <text:p>Overall Scorecard (Quantities)</text:p>
          </table:table-cell>
          <table:covered-table-cell table:number-columns-repeated="6" table:style-name="ce16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3" table:number-rows-spanned="1">
            <text:p>Status</text:p>
          </table:table-cell>
          <table:covered-table-cell table:number-columns-repeated="2"/>
          <table:table-cell table:style-name="ce29" office:value-type="string" calcext:value-type="string" table:number-columns-spanned="2" table:number-rows-spanned="1">
            <text:p>Supplier Inspection</text:p>
          </table:table-cell>
          <table:covered-table-cell/>
          <table:table-cell table:style-name="ce43" office:value-type="string" calcext:value-type="string" table:number-columns-spanned="2" table:number-rows-spanned="1">
            <text:p>Tournament Inspector</text:p>
          </table:table-cell>
          <table:covered-table-cell table:style-name="ce74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3" table:number-rows-spanned="1">
            <text:p>Non-Compliant</text:p>
          </table:table-cell>
          <table:covered-table-cell table:style-name="ce16"/>
          <table:covered-table-cell table:style-name="ce19"/>
          <table:table-cell table:style-name="ce56" table:formula="of:=COUNTIF([.$D$7:.$D$58];[.A62])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56" table:formula="of:=COUNTIF([.$F$7:.$F$58];[.A62])" office:value-type="float" office:value="2" calcext:value-type="float" table:number-columns-spanned="2" table:number-rows-spanned="1">
            <text:p>2</text:p>
          </table:table-cell>
          <table:covered-table-cell table:style-name="ce19"/>
          <table:table-cell table:number-columns-repeated="1017"/>
        </table:table-row>
        <table:table-row table:style-name="ro1">
          <table:table-cell table:style-name="ce10" office:value-type="string" calcext:value-type="string" table:number-columns-spanned="3" table:number-rows-spanned="1">
            <text:p>Exception Rejected</text:p>
          </table:table-cell>
          <table:covered-table-cell table:style-name="ce16"/>
          <table:covered-table-cell table:style-name="ce19"/>
          <table:table-cell table:style-name="ce56" table:formula="of:=COUNTIF([.$D$7:.$D$58];[.A63])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56" table:formula="of:=COUNTIF([.$F$7:.$F$58];[.A63])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number-columns-repeated="1017"/>
        </table:table-row>
        <table:table-row table:style-name="ro1">
          <table:table-cell table:style-name="ce11" office:value-type="string" calcext:value-type="string" table:number-columns-spanned="3" table:number-rows-spanned="1">
            <text:p>Compliance Expected</text:p>
          </table:table-cell>
          <table:covered-table-cell table:style-name="ce16"/>
          <table:covered-table-cell table:style-name="ce19"/>
          <table:table-cell table:style-name="ce56" table:formula="of:=COUNTIF([.$D$7:.$D$58];[.A64])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56" table:formula="of:=COUNTIF([.$F$7:.$F$58];[.A64])" office:value-type="float" office:value="1" calcext:value-type="float" table:number-columns-spanned="2" table:number-rows-spanned="1">
            <text:p>1</text:p>
          </table:table-cell>
          <table:covered-table-cell table:style-name="ce19"/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3" table:number-rows-spanned="1">
            <text:p>Exception Granted</text:p>
          </table:table-cell>
          <table:covered-table-cell table:style-name="ce16"/>
          <table:covered-table-cell table:style-name="ce19"/>
          <table:table-cell table:style-name="ce56" table:formula="of:=COUNTIF([.$D$7:.$D$58];[.A65])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56" table:formula="of:=COUNTIF([.$F$7:.$F$58];[.A65])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number-columns-repeated="1017"/>
        </table:table-row>
        <table:table-row table:style-name="ro1">
          <table:table-cell table:style-name="ce13" office:value-type="string" calcext:value-type="string" table:number-columns-spanned="3" table:number-rows-spanned="1">
            <text:p>Compliant</text:p>
          </table:table-cell>
          <table:covered-table-cell table:style-name="ce16"/>
          <table:covered-table-cell table:style-name="ce19"/>
          <table:table-cell table:style-name="ce56" table:formula="of:=COUNTIF([.$D$7:.$D$58];[.A66])" office:value-type="float" office:value="35" calcext:value-type="float" table:number-columns-spanned="2" table:number-rows-spanned="1">
            <text:p>35</text:p>
          </table:table-cell>
          <table:covered-table-cell table:style-name="ce19"/>
          <table:table-cell table:style-name="ce56" table:formula="of:=COUNTIF([.$F$7:.$F$58];[.A66])" office:value-type="float" office:value="32" calcext:value-type="float" table:number-columns-spanned="2" table:number-rows-spanned="1">
            <text:p>32</text:p>
          </table:table-cell>
          <table:covered-table-cell table:style-name="ce19"/>
          <table:table-cell table:number-columns-repeated="1017"/>
        </table:table-row>
        <table:table-row table:style-name="ro1">
          <table:table-cell table:style-name="ce56" office:value-type="string" calcext:value-type="string" table:number-columns-spanned="3" table:number-rows-spanned="1">
            <text:p>Not-Applicable</text:p>
          </table:table-cell>
          <table:covered-table-cell table:style-name="ce16"/>
          <table:covered-table-cell table:style-name="ce19"/>
          <table:table-cell table:style-name="ce56" table:formula="of:=COUNTIF([.$D$7:.$D$58];[.A67])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56" table:formula="of:=COUNTIF([.$F$7:.$F$58];[.A67])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number-columns-repeated="1017"/>
        </table:table-row>
        <table:table-row table:style-name="ro1" table:number-rows-repeated="933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2025-02-11_(COPY)'.D7:'2025-02-11_(COPY)'.D15 '2025-02-11_(COPY)'.D18:'2025-02-11_(COPY)'.D20 '2025-02-11_(COPY)'.D22:'2025-02-11_(COPY)'.D22 '2025-02-11_(COPY)'.D24:'2025-02-11_(COPY)'.D27 '2025-02-11_(COPY)'.D29:'2025-02-11_(COPY)'.D32 '2025-02-11_(COPY)'.D34:'2025-02-11_(COPY)'.D34 '2025-02-11_(COPY)'.D36:'2025-02-11_(COPY)'.D37 '2025-02-11_(COPY)'.D39:'2025-02-11_(COPY)'.D41 '2025-02-11_(COPY)'.D43:'2025-02-11_(COPY)'.D50 '2025-02-11_(COPY)'.D52:'2025-02-11_(COPY)'.D52 '2025-02-11_(COPY)'.D54:'2025-02-11_(COPY)'.D54 '2025-02-11_(COPY)'.D56:'2025-02-11_(COPY)'.D56 '2025-02-11_(COPY)'.D58:'2025-02-11_(COPY)'.D58 '2025-02-11_(COPY)'.F7:'2025-02-11_(COPY)'.F15 '2025-02-11_(COPY)'.F18:'2025-02-11_(COPY)'.F20 '2025-02-11_(COPY)'.F22:'2025-02-11_(COPY)'.F22 '2025-02-11_(COPY)'.F24:'2025-02-11_(COPY)'.F27 '2025-02-11_(COPY)'.F29:'2025-02-11_(COPY)'.F32 '2025-02-11_(COPY)'.F34:'2025-02-11_(COPY)'.F34 '2025-02-11_(COPY)'.F36:'2025-02-11_(COPY)'.F37 '2025-02-11_(COPY)'.F39:'2025-02-11_(COPY)'.F41 '2025-02-11_(COPY)'.F43:'2025-02-11_(COPY)'.F50 '2025-02-11_(COPY)'.F52:'2025-02-11_(COPY)'.F52 '2025-02-11_(COPY)'.F54:'2025-02-11_(COPY)'.F54 '2025-02-11_(COPY)'.F56:'2025-02-11_(COPY)'.F56 '2025-02-11_(COPY)'.F58:'2025-02-11_(COPY)'.F58">
            <calcext:condition calcext:apply-style-name="ConditionalStyle_1" calcext:value="=&quot;Non-Compliant&quot;" calcext:base-cell-address="'2025-02-11_(COPY)'.D7"/>
          </calcext:conditional-format>
          <calcext:conditional-format calcext:target-range-address="'2025-02-11_(COPY)'.D7:'2025-02-11_(COPY)'.D15 '2025-02-11_(COPY)'.D18:'2025-02-11_(COPY)'.D20 '2025-02-11_(COPY)'.D22:'2025-02-11_(COPY)'.D22 '2025-02-11_(COPY)'.D24:'2025-02-11_(COPY)'.D27 '2025-02-11_(COPY)'.D29:'2025-02-11_(COPY)'.D32 '2025-02-11_(COPY)'.D34:'2025-02-11_(COPY)'.D34 '2025-02-11_(COPY)'.D36:'2025-02-11_(COPY)'.D37 '2025-02-11_(COPY)'.D39:'2025-02-11_(COPY)'.D41 '2025-02-11_(COPY)'.D43:'2025-02-11_(COPY)'.D50 '2025-02-11_(COPY)'.D52:'2025-02-11_(COPY)'.D52 '2025-02-11_(COPY)'.D54:'2025-02-11_(COPY)'.D54 '2025-02-11_(COPY)'.D56:'2025-02-11_(COPY)'.D56 '2025-02-11_(COPY)'.D58:'2025-02-11_(COPY)'.D58 '2025-02-11_(COPY)'.F7:'2025-02-11_(COPY)'.F15 '2025-02-11_(COPY)'.F18:'2025-02-11_(COPY)'.F20 '2025-02-11_(COPY)'.F22:'2025-02-11_(COPY)'.F22 '2025-02-11_(COPY)'.F24:'2025-02-11_(COPY)'.F27 '2025-02-11_(COPY)'.F29:'2025-02-11_(COPY)'.F32 '2025-02-11_(COPY)'.F34:'2025-02-11_(COPY)'.F34 '2025-02-11_(COPY)'.F36:'2025-02-11_(COPY)'.F37 '2025-02-11_(COPY)'.F39:'2025-02-11_(COPY)'.F41 '2025-02-11_(COPY)'.F43:'2025-02-11_(COPY)'.F50 '2025-02-11_(COPY)'.F52:'2025-02-11_(COPY)'.F52 '2025-02-11_(COPY)'.F54:'2025-02-11_(COPY)'.F54 '2025-02-11_(COPY)'.F56:'2025-02-11_(COPY)'.F56 '2025-02-11_(COPY)'.F58:'2025-02-11_(COPY)'.F58">
            <calcext:condition calcext:apply-style-name="ConditionalStyle_2" calcext:value="=&quot;Exception Rejected&quot;" calcext:base-cell-address="'2025-02-11_(COPY)'.D7"/>
          </calcext:conditional-format>
          <calcext:conditional-format calcext:target-range-address="'2025-02-11_(COPY)'.D7:'2025-02-11_(COPY)'.D15 '2025-02-11_(COPY)'.D18:'2025-02-11_(COPY)'.D20 '2025-02-11_(COPY)'.D22:'2025-02-11_(COPY)'.D22 '2025-02-11_(COPY)'.D24:'2025-02-11_(COPY)'.D27 '2025-02-11_(COPY)'.D29:'2025-02-11_(COPY)'.D32 '2025-02-11_(COPY)'.D34:'2025-02-11_(COPY)'.D34 '2025-02-11_(COPY)'.D36:'2025-02-11_(COPY)'.D37 '2025-02-11_(COPY)'.D39:'2025-02-11_(COPY)'.D41 '2025-02-11_(COPY)'.D43:'2025-02-11_(COPY)'.D50 '2025-02-11_(COPY)'.D52:'2025-02-11_(COPY)'.D52 '2025-02-11_(COPY)'.D54:'2025-02-11_(COPY)'.D54 '2025-02-11_(COPY)'.D56:'2025-02-11_(COPY)'.D56 '2025-02-11_(COPY)'.D58:'2025-02-11_(COPY)'.D58 '2025-02-11_(COPY)'.F7:'2025-02-11_(COPY)'.F15 '2025-02-11_(COPY)'.F18:'2025-02-11_(COPY)'.F20 '2025-02-11_(COPY)'.F22:'2025-02-11_(COPY)'.F22 '2025-02-11_(COPY)'.F24:'2025-02-11_(COPY)'.F27 '2025-02-11_(COPY)'.F29:'2025-02-11_(COPY)'.F32 '2025-02-11_(COPY)'.F34:'2025-02-11_(COPY)'.F34 '2025-02-11_(COPY)'.F36:'2025-02-11_(COPY)'.F37 '2025-02-11_(COPY)'.F39:'2025-02-11_(COPY)'.F41 '2025-02-11_(COPY)'.F43:'2025-02-11_(COPY)'.F50 '2025-02-11_(COPY)'.F52:'2025-02-11_(COPY)'.F52 '2025-02-11_(COPY)'.F54:'2025-02-11_(COPY)'.F54 '2025-02-11_(COPY)'.F56:'2025-02-11_(COPY)'.F56 '2025-02-11_(COPY)'.F58:'2025-02-11_(COPY)'.F58">
            <calcext:condition calcext:apply-style-name="ConditionalStyle_3" calcext:value="=&quot;Compliance Expected&quot;" calcext:base-cell-address="'2025-02-11_(COPY)'.D7"/>
          </calcext:conditional-format>
          <calcext:conditional-format calcext:target-range-address="'2025-02-11_(COPY)'.D7:'2025-02-11_(COPY)'.D15 '2025-02-11_(COPY)'.D18:'2025-02-11_(COPY)'.D20 '2025-02-11_(COPY)'.D22:'2025-02-11_(COPY)'.D22 '2025-02-11_(COPY)'.D24:'2025-02-11_(COPY)'.D27 '2025-02-11_(COPY)'.D29:'2025-02-11_(COPY)'.D32 '2025-02-11_(COPY)'.D34:'2025-02-11_(COPY)'.D34 '2025-02-11_(COPY)'.D36:'2025-02-11_(COPY)'.D37 '2025-02-11_(COPY)'.D39:'2025-02-11_(COPY)'.D41 '2025-02-11_(COPY)'.D43:'2025-02-11_(COPY)'.D50 '2025-02-11_(COPY)'.D52:'2025-02-11_(COPY)'.D52 '2025-02-11_(COPY)'.D54:'2025-02-11_(COPY)'.D54 '2025-02-11_(COPY)'.D56:'2025-02-11_(COPY)'.D56 '2025-02-11_(COPY)'.D58:'2025-02-11_(COPY)'.D58 '2025-02-11_(COPY)'.F7:'2025-02-11_(COPY)'.F15 '2025-02-11_(COPY)'.F18:'2025-02-11_(COPY)'.F20 '2025-02-11_(COPY)'.F22:'2025-02-11_(COPY)'.F22 '2025-02-11_(COPY)'.F24:'2025-02-11_(COPY)'.F27 '2025-02-11_(COPY)'.F29:'2025-02-11_(COPY)'.F32 '2025-02-11_(COPY)'.F34:'2025-02-11_(COPY)'.F34 '2025-02-11_(COPY)'.F36:'2025-02-11_(COPY)'.F37 '2025-02-11_(COPY)'.F39:'2025-02-11_(COPY)'.F41 '2025-02-11_(COPY)'.F43:'2025-02-11_(COPY)'.F50 '2025-02-11_(COPY)'.F52:'2025-02-11_(COPY)'.F52 '2025-02-11_(COPY)'.F54:'2025-02-11_(COPY)'.F54 '2025-02-11_(COPY)'.F56:'2025-02-11_(COPY)'.F56 '2025-02-11_(COPY)'.F58:'2025-02-11_(COPY)'.F58">
            <calcext:condition calcext:apply-style-name="ConditionalStyle_4" calcext:value="=&quot;Exception Granted&quot;" calcext:base-cell-address="'2025-02-11_(COPY)'.D7"/>
          </calcext:conditional-format>
          <calcext:conditional-format calcext:target-range-address="'2025-02-11_(COPY)'.D7:'2025-02-11_(COPY)'.D15 '2025-02-11_(COPY)'.D18:'2025-02-11_(COPY)'.D20 '2025-02-11_(COPY)'.D22:'2025-02-11_(COPY)'.D22 '2025-02-11_(COPY)'.D24:'2025-02-11_(COPY)'.D27 '2025-02-11_(COPY)'.D29:'2025-02-11_(COPY)'.D32 '2025-02-11_(COPY)'.D34:'2025-02-11_(COPY)'.D34 '2025-02-11_(COPY)'.D36:'2025-02-11_(COPY)'.D37 '2025-02-11_(COPY)'.D39:'2025-02-11_(COPY)'.D41 '2025-02-11_(COPY)'.D43:'2025-02-11_(COPY)'.D50 '2025-02-11_(COPY)'.D52:'2025-02-11_(COPY)'.D52 '2025-02-11_(COPY)'.D54:'2025-02-11_(COPY)'.D54 '2025-02-11_(COPY)'.D56:'2025-02-11_(COPY)'.D56 '2025-02-11_(COPY)'.D58:'2025-02-11_(COPY)'.D58 '2025-02-11_(COPY)'.F7:'2025-02-11_(COPY)'.F15 '2025-02-11_(COPY)'.F18:'2025-02-11_(COPY)'.F20 '2025-02-11_(COPY)'.F22:'2025-02-11_(COPY)'.F22 '2025-02-11_(COPY)'.F24:'2025-02-11_(COPY)'.F27 '2025-02-11_(COPY)'.F29:'2025-02-11_(COPY)'.F32 '2025-02-11_(COPY)'.F34:'2025-02-11_(COPY)'.F34 '2025-02-11_(COPY)'.F36:'2025-02-11_(COPY)'.F37 '2025-02-11_(COPY)'.F39:'2025-02-11_(COPY)'.F41 '2025-02-11_(COPY)'.F43:'2025-02-11_(COPY)'.F50 '2025-02-11_(COPY)'.F52:'2025-02-11_(COPY)'.F52 '2025-02-11_(COPY)'.F54:'2025-02-11_(COPY)'.F54 '2025-02-11_(COPY)'.F56:'2025-02-11_(COPY)'.F56 '2025-02-11_(COPY)'.F58:'2025-02-11_(COPY)'.F58">
            <calcext:condition calcext:apply-style-name="ConditionalStyle_5" calcext:value="=&quot;Compliant&quot;" calcext:base-cell-address="'2025-02-11_(COPY)'.D7"/>
          </calcext:conditional-format>
          <calcext:conditional-format calcext:target-range-address="'2025-02-11_(COPY)'.D7:'2025-02-11_(COPY)'.D15 '2025-02-11_(COPY)'.D18:'2025-02-11_(COPY)'.D20 '2025-02-11_(COPY)'.D22:'2025-02-11_(COPY)'.D22 '2025-02-11_(COPY)'.D24:'2025-02-11_(COPY)'.D27 '2025-02-11_(COPY)'.D29:'2025-02-11_(COPY)'.D32 '2025-02-11_(COPY)'.D34:'2025-02-11_(COPY)'.D34 '2025-02-11_(COPY)'.D36:'2025-02-11_(COPY)'.D37 '2025-02-11_(COPY)'.D39:'2025-02-11_(COPY)'.D41 '2025-02-11_(COPY)'.D43:'2025-02-11_(COPY)'.D50 '2025-02-11_(COPY)'.D52:'2025-02-11_(COPY)'.D52 '2025-02-11_(COPY)'.D54:'2025-02-11_(COPY)'.D54 '2025-02-11_(COPY)'.D56:'2025-02-11_(COPY)'.D56 '2025-02-11_(COPY)'.D58:'2025-02-11_(COPY)'.D58 '2025-02-11_(COPY)'.F7:'2025-02-11_(COPY)'.F15 '2025-02-11_(COPY)'.F18:'2025-02-11_(COPY)'.F20 '2025-02-11_(COPY)'.F22:'2025-02-11_(COPY)'.F22 '2025-02-11_(COPY)'.F24:'2025-02-11_(COPY)'.F27 '2025-02-11_(COPY)'.F29:'2025-02-11_(COPY)'.F32 '2025-02-11_(COPY)'.F34:'2025-02-11_(COPY)'.F34 '2025-02-11_(COPY)'.F36:'2025-02-11_(COPY)'.F37 '2025-02-11_(COPY)'.F39:'2025-02-11_(COPY)'.F41 '2025-02-11_(COPY)'.F43:'2025-02-11_(COPY)'.F50 '2025-02-11_(COPY)'.F52:'2025-02-11_(COPY)'.F52 '2025-02-11_(COPY)'.F54:'2025-02-11_(COPY)'.F54 '2025-02-11_(COPY)'.F56:'2025-02-11_(COPY)'.F56 '2025-02-11_(COPY)'.F58:'2025-02-11_(COPY)'.F58">
            <calcext:condition calcext:apply-style-name="ConditionalStyle_6" calcext:value="=&quot;Not-Applicable&quot;" calcext:base-cell-address="'2025-02-11_(COPY)'.D7"/>
          </calcext:conditional-format>
          <calcext:conditional-format calcext:target-range-address="'2025-02-11_(COPY)'.D7:'2025-02-11_(COPY)'.D15 '2025-02-11_(COPY)'.D18:'2025-02-11_(COPY)'.D20 '2025-02-11_(COPY)'.D22:'2025-02-11_(COPY)'.D22 '2025-02-11_(COPY)'.D24:'2025-02-11_(COPY)'.D27 '2025-02-11_(COPY)'.D29:'2025-02-11_(COPY)'.D32 '2025-02-11_(COPY)'.D34:'2025-02-11_(COPY)'.D34 '2025-02-11_(COPY)'.D36:'2025-02-11_(COPY)'.D37 '2025-02-11_(COPY)'.D39:'2025-02-11_(COPY)'.D41 '2025-02-11_(COPY)'.D43:'2025-02-11_(COPY)'.D50 '2025-02-11_(COPY)'.D52:'2025-02-11_(COPY)'.D52 '2025-02-11_(COPY)'.D54:'2025-02-11_(COPY)'.D54 '2025-02-11_(COPY)'.D56:'2025-02-11_(COPY)'.D56 '2025-02-11_(COPY)'.D58:'2025-02-11_(COPY)'.D58 '2025-02-11_(COPY)'.F7:'2025-02-11_(COPY)'.F15 '2025-02-11_(COPY)'.F18:'2025-02-11_(COPY)'.F20 '2025-02-11_(COPY)'.F22:'2025-02-11_(COPY)'.F22 '2025-02-11_(COPY)'.F24:'2025-02-11_(COPY)'.F27 '2025-02-11_(COPY)'.F29:'2025-02-11_(COPY)'.F32 '2025-02-11_(COPY)'.F34:'2025-02-11_(COPY)'.F34 '2025-02-11_(COPY)'.F36:'2025-02-11_(COPY)'.F37 '2025-02-11_(COPY)'.F39:'2025-02-11_(COPY)'.F41 '2025-02-11_(COPY)'.F43:'2025-02-11_(COPY)'.F50 '2025-02-11_(COPY)'.F52:'2025-02-11_(COPY)'.F52 '2025-02-11_(COPY)'.F54:'2025-02-11_(COPY)'.F54 '2025-02-11_(COPY)'.F56:'2025-02-11_(COPY)'.F56 '2025-02-11_(COPY)'.F58:'2025-02-11_(COPY)'.F58">
            <calcext:condition calcext:apply-style-name="ConditionalStyle_7" calcext:value="=&quot;Exception Requested&quot;" calcext:base-cell-address="'2025-02-11_(COPY)'.D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ff8000"/>
    </style:style>
    <style:style style:name="ConditionalStyle_5f_3" style:display-name="ConditionalStyle_3" style:family="table-cell" style:parent-style-name="Default">
      <style:table-cell-properties fo:background-color="#bbe33d"/>
    </style:style>
    <style:style style:name="ConditionalStyle_5f_4" style:display-name="ConditionalStyle_4" style:family="table-cell" style:parent-style-name="Default">
      <style:table-cell-properties fo:background-color="#5eb91e"/>
    </style:style>
    <style:style style:name="ConditionalStyle_5f_5" style:display-name="ConditionalStyle_5" style:family="table-cell" style:parent-style-name="Default">
      <style:table-cell-properties fo:background-color="#007222"/>
    </style:style>
    <style:style style:name="ConditionalStyle_5f_6" style:display-name="ConditionalStyle_6" style:family="table-cell" style:parent-style-name="Default">
      <style:table-cell-properties fo:background-color="#ffffcc" fo:border="0.74pt solid #000000"/>
      <style:text-properties fo:color="#333333"/>
    </style:style>
    <style:style style:name="ConditionalStyle_5f_7" style:display-name="ConditionalStyle_7" style:family="table-cell" style:parent-style-name="Default">
      <style:table-cell-properties fo:background-color="#ffff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 style:data-style-name="N2" text:time-value="21:10:41.68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TE_20__28_24-12-01_29_" style:display-name="PageStyle_DATE (24-12-01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2-11T21:11:03.061000000</dc:date>
    <meta:editing-duration>PT49M36S</meta:editing-duration>
    <meta:editing-cycles>4</meta:editing-cycles>
    <meta:document-statistic meta:table-count="2" meta:cell-count="374" meta:object-count="0"/>
  </office:meta>
</office:document-meta>
</file>